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684cm" table:align="left"/>
    </style:style>
    <style:style style:name="Table1.A" style:family="table-column">
      <style:table-column-properties style:column-width="3.099cm"/>
    </style:style>
    <style:style style:name="Table1.B" style:family="table-column">
      <style:table-column-properties style:column-width="6.198cm"/>
    </style:style>
    <style:style style:name="Table1.C" style:family="table-column">
      <style:table-column-properties style:column-width="6.011cm"/>
    </style:style>
    <style:style style:name="Table1.D" style:family="table-column">
      <style:table-column-properties style:column-width="5.99cm"/>
    </style:style>
    <style:style style:name="Table1.E" style:family="table-column">
      <style:table-column-properties style:column-width="1.304cm"/>
    </style:style>
    <style:style style:name="Table1.F" style:family="table-column">
      <style:table-column-properties style:column-width="1.399cm"/>
    </style:style>
    <style:style style:name="Table1.G" style:family="table-column">
      <style:table-column-properties style:column-width="1.683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5.99cm"/>
        </style:tab-stops>
      </style:paragraph-properties>
      <style:text-properties officeooo:rsid="00031a0c" officeooo:paragraph-rsid="000655d0"/>
    </style:style>
    <style:style style:name="P2" style:family="paragraph" style:parent-style-name="Text_20_body">
      <style:text-properties officeooo:rsid="00031a0c" officeooo:paragraph-rsid="00031a0c"/>
    </style:style>
    <style:style style:name="P3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031a0c" style:font-size-asian="14pt" style:font-size-complex="14pt"/>
    </style:style>
    <style:style style:name="P4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14pt" officeooo:rsid="00031a0c" officeooo:paragraph-rsid="0012c78c" style:font-size-asian="14pt" style:font-size-complex="14pt"/>
    </style:style>
    <style:style style:name="P5" style:family="paragraph" style:parent-style-name="Text_20_body">
      <style:paragraph-properties>
        <style:tab-stops>
          <style:tab-stop style:position="5.195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6" style:family="paragraph" style:parent-style-name="Text_20_body">
      <style:paragraph-properties>
        <style:tab-stops>
          <style:tab-stop style:position="5.99cm"/>
        </style:tab-stops>
      </style:paragraph-properties>
      <style:text-properties fo:font-size="8pt" officeooo:rsid="00031a0c" officeooo:paragraph-rsid="000655d0" style:font-size-asian="7pt" style:font-size-complex="8pt"/>
    </style:style>
    <style:style style:name="P7" style:family="paragraph" style:parent-style-name="Text_20_body">
      <style:text-properties officeooo:rsid="000979ac" officeooo:paragraph-rsid="001319c4"/>
    </style:style>
    <style:style style:name="P8" style:family="paragraph" style:parent-style-name="Text_20_body">
      <style:text-properties officeooo:paragraph-rsid="0013191e"/>
    </style:style>
    <style:style style:name="P9" style:family="paragraph" style:parent-style-name="Text_20_body">
      <style:text-properties officeooo:rsid="002c66ba" officeooo:paragraph-rsid="001319c4"/>
    </style:style>
    <style:style style:name="P10" style:family="paragraph" style:parent-style-name="Text_20_body">
      <style:text-properties officeooo:rsid="002c9b3c" officeooo:paragraph-rsid="0016b3d5"/>
    </style:style>
    <style:style style:name="P11" style:family="paragraph" style:parent-style-name="Table_20_Contents">
      <style:text-properties fo:font-size="8pt" fo:font-weight="bold" officeooo:rsid="00070ff6" officeooo:paragraph-rsid="00070ff6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fo:font-weight="bold" officeooo:rsid="0008978c" officeooo:paragraph-rsid="0008978c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officeooo:rsid="00070ff6" officeooo:paragraph-rsid="0012c78c" style:font-size-asian="8pt" style:font-size-complex="8pt"/>
    </style:style>
    <style:style style:name="P15" style:family="paragraph" style:parent-style-name="Table_20_Contents">
      <style:text-properties fo:font-size="8pt" officeooo:rsid="00070ff6" officeooo:paragraph-rsid="0014e627" style:font-size-asian="8pt" style:font-size-complex="8pt"/>
    </style:style>
    <style:style style:name="P16" style:family="paragraph" style:parent-style-name="Table_20_Contents">
      <style:text-properties fo:font-size="8pt" officeooo:rsid="000588ff" style:font-size-asian="8pt" style:font-size-complex="8pt"/>
    </style:style>
    <style:style style:name="P17" style:family="paragraph" style:parent-style-name="Table_20_Contents">
      <style:text-properties fo:font-size="8pt" officeooo:rsid="000588ff" officeooo:paragraph-rsid="000588ff" style:font-size-asian="8pt" style:font-size-complex="8pt"/>
    </style:style>
    <style:style style:name="P18" style:family="paragraph" style:parent-style-name="Table_20_Contents">
      <style:text-properties fo:font-size="8pt" officeooo:paragraph-rsid="000588ff" style:font-size-asian="8pt" style:font-size-complex="8pt"/>
    </style:style>
    <style:style style:name="P19" style:family="paragraph" style:parent-style-name="Table_20_Contents">
      <style:text-properties fo:font-size="8pt" officeooo:rsid="0008978c" officeooo:paragraph-rsid="0008978c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officeooo:rsid="0008978c" officeooo:paragraph-rsid="0008978c" style:font-size-asian="8pt" style:font-size-complex="8pt"/>
    </style:style>
    <style:style style:name="P21" style:family="paragraph" style:parent-style-name="Table_20_Contents">
      <style:text-properties fo:font-size="8pt" officeooo:rsid="0008978c" officeooo:paragraph-rsid="00116333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officeooo:rsid="0008df12" officeooo:paragraph-rsid="0008df12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able_20_Contents">
      <style:text-properties officeooo:rsid="0008978c" officeooo:paragraph-rsid="00116333"/>
    </style:style>
    <style:style style:name="P25" style:family="paragraph" style:parent-style-name="Title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031a0c" officeooo:paragraph-rsid="00031a0c"/>
    </style:style>
    <style:style style:name="P26" style:family="paragraph" style:parent-style-name="Heading_20_3">
      <style:text-properties officeooo:paragraph-rsid="0013191e"/>
    </style:style>
    <style:style style:name="P27" style:family="paragraph" style:parent-style-name="Heading_20_3">
      <style:paragraph-properties fo:break-before="page"/>
      <style:text-properties officeooo:paragraph-rsid="0013191e"/>
    </style:style>
    <style:style style:name="P28" style:family="paragraph" style:parent-style-name="Text_20_body" style:list-style-name="L1">
      <style:text-properties officeooo:rsid="0019384f" officeooo:paragraph-rsid="0019384f"/>
    </style:style>
    <style:style style:name="P29" style:family="paragraph" style:parent-style-name="Text_20_body" style:list-style-name="L1">
      <style:text-properties officeooo:rsid="00266724" officeooo:paragraph-rsid="0013191e"/>
    </style:style>
    <style:style style:name="P30" style:family="paragraph" style:parent-style-name="Text_20_body" style:list-style-name="L2">
      <style:text-properties officeooo:rsid="0026f5aa" officeooo:paragraph-rsid="0013191e"/>
    </style:style>
    <style:style style:name="P31" style:family="paragraph" style:parent-style-name="Text_20_body" style:list-style-name="L3">
      <style:text-properties officeooo:rsid="0008a33a" officeooo:paragraph-rsid="0013191e"/>
    </style:style>
    <style:style style:name="P32" style:family="paragraph" style:parent-style-name="Text_20_body" style:list-style-name="L3">
      <style:text-properties officeooo:rsid="000bb249" officeooo:paragraph-rsid="0013191e"/>
    </style:style>
    <style:style style:name="P33" style:family="paragraph" style:parent-style-name="Text_20_body">
      <style:text-properties officeooo:rsid="000cf10e" officeooo:paragraph-rsid="001319c4"/>
    </style:style>
    <style:style style:name="T1" style:family="text">
      <style:text-properties officeooo:rsid="000655d0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08978c" style:font-size-asian="8pt" style:font-size-complex="8pt"/>
    </style:style>
    <style:style style:name="T4" style:family="text">
      <style:text-properties fo:font-size="8pt" officeooo:rsid="000e0dab" style:font-size-asian="8pt" style:font-size-complex="8pt"/>
    </style:style>
    <style:style style:name="T5" style:family="text">
      <style:text-properties fo:font-size="8pt" officeooo:rsid="0014e627" style:font-size-asian="8pt" style:font-size-complex="8pt"/>
    </style:style>
    <style:style style:name="T6" style:family="text">
      <style:text-properties fo:font-size="8pt" officeooo:rsid="0016b3d5" style:font-size-asian="8pt" style:font-size-complex="8pt"/>
    </style:style>
    <style:style style:name="T7" style:family="text">
      <style:text-properties officeooo:rsid="0008df12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655d0" style:font-size-asian="14pt" style:font-size-complex="14pt"/>
    </style:style>
    <style:style style:name="T10" style:family="text">
      <style:text-properties officeooo:rsid="000bb249"/>
    </style:style>
    <style:style style:name="T11" style:family="text">
      <style:text-properties officeooo:rsid="000d775d"/>
    </style:style>
    <style:style style:name="T12" style:family="text">
      <style:text-properties officeooo:rsid="000e0dab"/>
    </style:style>
    <style:style style:name="T13" style:family="text">
      <style:text-properties officeooo:rsid="000ea96d"/>
    </style:style>
    <style:style style:name="T14" style:family="text">
      <style:text-properties officeooo:rsid="0012c78c"/>
    </style:style>
    <style:style style:name="T15" style:family="text">
      <style:text-properties officeooo:rsid="002c2de3"/>
    </style:style>
    <style:style style:name="T16" style:family="text">
      <style:text-properties officeooo:rsid="002c9b3c"/>
    </style:style>
    <style:style style:name="T17" style:family="text">
      <style:text-properties officeooo:rsid="002d412c"/>
    </style:style>
    <style:style style:name="T18" style:family="text">
      <style:text-properties officeooo:rsid="002ab91c"/>
    </style:style>
    <style:style style:name="T19" style:family="text">
      <style:text-properties officeooo:rsid="0028e7c7"/>
    </style:style>
    <style:style style:name="T20" style:family="text">
      <style:text-properties officeooo:rsid="001319c4"/>
    </style:style>
    <style:style style:name="T21" style:family="text">
      <style:text-properties officeooo:rsid="000c3992"/>
    </style:style>
    <style:style style:name="T22" style:family="text">
      <style:text-properties officeooo:rsid="0014e627"/>
    </style:style>
    <style:style style:name="T23" style:family="text">
      <style:text-properties officeooo:rsid="0016b3d5"/>
    </style:style>
    <style:style style:name="T24" style:family="text">
      <style:text-properties officeooo:rsid="002f72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Oxford Hackspace Risk Assessment</text:p>
      <text:p text:style-name="P5"/>
      <text:p text:style-name="P4">Equipment / activity:<text:tab/><text:span text:style-name="T1">(example) </text:span><text:reference-mark-start text:name="Activity"/><text:span text:style-name="T1">Eating bananas in the Hackspace</text:span><text:reference-mark-end text:name="Activity"/></text:p>
      <text:p text:style-name="P3">Assessment conducted by:<text:tab/><text:span text:style-name="T1">(example) Paul Riggs</text:span></text:p>
      <text:p text:style-name="P1"><text:span text:style-name="T8">Date of assessment:<text:tab/></text:span><text:span text:style-name="T9">(example) 4 July 2016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office:value-type="string">
              <text:p text:style-name="P11">What are the hazards?</text:p>
            </table:table-cell>
            <table:table-cell table:style-name="Table1.A1" office:value-type="string">
              <text:p text:style-name="P11">Who/what harm may result?</text:p>
            </table:table-cell>
            <table:table-cell table:style-name="Table1.A1" office:value-type="string">
              <text:p text:style-name="P12">What actions are being taken?</text:p>
            </table:table-cell>
            <table:table-cell table:style-name="Table1.A1" office:value-type="string">
              <text:p text:style-name="P12">What further action is necessary?</text:p>
            </table:table-cell>
            <table:table-cell table:style-name="Table1.A1" office:value-type="string">
              <text:p text:style-name="P12">Action by who?</text:p>
            </table:table-cell>
            <table:table-cell table:style-name="Table1.A1" office:value-type="string">
              <text:p text:style-name="P12">Action by when?</text:p>
            </table:table-cell>
            <table:table-cell table:style-name="Table1.G1" office:value-type="string">
              <text:p text:style-name="P12">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5">Banana skins <text:span text:style-name="T22">causing reduced traction at shoe-floor interface</text:span></text:p>
          </table:table-cell>
          <table:table-cell table:style-name="Table1.A2" office:value-type="string">
            <text:p text:style-name="P14"><text:span text:style-name="T13">S</text:span>taff / members / visitors risk injury from slipping <text:span text:style-name="T12">on </text:span>banana skin<text:span text:style-name="T14">s</text:span></text:p>
          </table:table-cell>
          <table:table-cell table:style-name="Table1.A2" office:value-type="string">
            <text:p text:style-name="P19">- Bins provided for safe disposal of banana skins</text:p>
            <text:p text:style-name="P24"><text:span text:style-name="T3">- M</text:span><text:span text:style-name="T2">embers </text:span><text:span text:style-name="T5">trained</text:span><text:span text:style-name="T4"> in </text:span><text:span text:style-name="T5">correct disposal</text:span><text:span text:style-name="T4"> </text:span><text:span text:style-name="T6">of </text:span><text:span text:style-name="T4">fruit waste</text:span></text:p>
          </table:table-cell>
          <table:table-cell table:style-name="Table1.A2" office:value-type="string">
            <text:p text:style-name="P21">- Train staff to safely dispose of<text:span text:style-name="T12"> unattended/abandoned </text:span>banana skins</text:p>
          </table:table-cell>
          <table:table-cell table:style-name="Table1.A2" office:value-type="string">
            <text:p text:style-name="P20">PR</text:p>
          </table:table-cell>
          <table:table-cell table:style-name="Table1.A2" office:value-type="string">
            <text:p text:style-name="P20"><text:span text:style-name="T7">4</text:span>/<text:span text:style-name="T7">7</text:span>/201<text:span text:style-name="T7">6</text:span></text:p>
          </table:table-cell>
          <table:table-cell table:style-name="Table1.G2" office:value-type="string">
            <text:p text:style-name="P22">4/7/2016</text:p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G2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G2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G2" office:value-type="string">
            <text:p text:style-name="P23"/>
          </table:table-cell>
        </table:table-row>
      </table:table>
      <text:p text:style-name="P2"/>
      <text:h text:style-name="P27" text:outline-level="3">Training points</text:h>
      <text:p text:style-name="P9"><text:span text:style-name="T20">Training points specific to the risk assessment above, </text:span>to <text:span text:style-name="T16">cover in</text:span> training <text:span text:style-name="T16">for: </text:span><text:span text:style-name="T16"><text:reference-ref text:reference-format="text" text:ref-name="Activity">Eating bananas in the Hackspace</text:reference-ref></text:span></text:p>
      <text:list xml:id="list5898296079516873649" text:style-name="L1">
        <text:list-item>
          <text:p text:style-name="P28">Safe disposal of banana skins</text:p>
        </text:list-item>
        <text:list-item>
          <text:p text:style-name="P28">Reporting unattended banana skins to OxHack staff</text:p>
        </text:list-item>
        <text:list-item>
          <text:p text:style-name="P29">Log any banana skin related incidents on the OxHack wiki</text:p>
        </text:list-item>
      </text:list>
      <text:h text:style-name="P26" text:outline-level="3">Training checklist</text:h>
      <text:p text:style-name="P10"><text:span text:style-name="T23">After training, u</text:span>sers <text:span text:style-name="T23">must</text:span> <text:span text:style-name="T23">be able to </text:span>agree, <text:span text:style-name="T23">in writing, </text:span>to <text:span text:style-name="T24">the following points.</text:span></text:p>
      <text:list xml:id="list2517386712106988732" text:style-name="L2">
        <text:list-item>
          <text:p text:style-name="P30">I <text:span text:style-name="T17">have received and understood the training provided for this activity, and </text:span>am competent <text:span text:style-name="T18">in performing it</text:span></text:p>
        </text:list-item>
        <text:list-item>
          <text:p text:style-name="P30">I will report any accidents or damage <text:span text:style-name="T23">that occur relating to this activity</text:span></text:p>
        </text:list-item>
        <text:list-item>
          <text:p text:style-name="P30"><text:span text:style-name="T19">I</text:span> will ask a trainer for help <text:span text:style-name="T23">with any aspects of the activity about which I am uncertain</text:span></text:p>
        </text:list-item>
      </text:list>
      <text:h text:style-name="P27" text:outline-level="3"><text:span text:style-name="T15">Definition</text:span>s</text:h>
      <text:p text:style-name="P8">Hazard – thing that may cause harm<text:line-break/>Risk – chan<text:span text:style-name="T11">c</text:span>e of harm arising from a hazard</text:p>
      <text:h text:style-name="P26" text:outline-level="3">HSE 5 step risk assessment</text:h>
      <text:list xml:id="list5513201431758874315" text:style-name="L3">
        <text:list-item>
          <text:p text:style-name="P31">Identify the hazards</text:p>
        </text:list-item>
        <text:list-item>
          <text:p text:style-name="P31">Decide who might be harmed and how</text:p>
        </text:list-item>
        <text:list-item>
          <text:p text:style-name="P31"><text:bookmark-start text:name="__RefNumPara__370_2125957306"/>Evaluate the risks and decide on precautions <text:span text:style-name="T10">(Useful categories:)</text:span><text:bookmark-end text:name="__RefNumPara__370_2125957306"/></text:p>
          <text:list>
            <text:list-item>
              <text:p text:style-name="P32">Eliminate / substitute (finding alternatives to avoid risk)</text:p>
            </text:list-item>
            <text:list-item>
              <text:p text:style-name="P32">Engineering controls (interlocks etc.)</text:p>
            </text:list-item>
            <text:list-item>
              <text:p text:style-name="P32">PPE</text:p>
            </text:list-item>
          </text:list>
        </text:list-item>
        <text:list-item>
          <text:p text:style-name="P31">Record your significant findings</text:p>
        </text:list-item>
        <text:list-item>
          <text:p text:style-name="P31">Review your assessment and update if necessary</text:p>
        </text:list-item>
      </text:list>
      <text:h text:style-name="P26" text:outline-level="3">Initials</text:h>
      <text:p text:style-name="P7">LH<text:tab/>Lauren Hutchinson<text:line-break/>JL<text:tab/>Jamie Lokier<text:line-break/>JR<text:tab/>Jared Reabow<text:line-break/>PR<text:tab/>Paul Riggs<text:line-break/><text:span text:style-name="T21">Tech.<text:tab/>Either of the two Hackspace technicians JR, PR</text:span></text:p>
      <text:p text:style-name="P33">Risk assessment form derived from HSE guidelines: http://www.hse.gov.uk/risk/controlling-risks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keep-together="auto" style:page-number="auto" fo:keep-with-next="auto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4:04:37.787000000</meta:creation-date>
    <dc:date>2016-12-08T17:59:54.906000000</dc:date>
    <meta:editing-duration>P2DT18H55M38S</meta:editing-duration>
    <meta:editing-cycles>16</meta:editing-cycles>
    <meta:generator>LibreOffice/5.2.3.3$Windows_x86 LibreOffice_project/d54a8868f08a7b39642414cf2c8ef2f228f780cf</meta:generator>
    <meta:document-statistic meta:table-count="1" meta:image-count="0" meta:object-count="0" meta:page-count="3" meta:paragraph-count="43" meta:word-count="315" meta:character-count="1930" meta:non-whitespace-character-count="1670"/>
  </office:meta>
</office:document-meta>
</file>